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761cm" fo:margin-left="-0.746cm" table:align="left"/>
    </style:style>
    <style:style style:name="Table1.A" style:family="table-column">
      <style:table-column-properties style:column-width="2.907cm"/>
    </style:style>
    <style:style style:name="Table1.B" style:family="table-column">
      <style:table-column-properties style:column-width="2.187cm"/>
    </style:style>
    <style:style style:name="Table1.C" style:family="table-column">
      <style:table-column-properties style:column-width="4.852cm"/>
    </style:style>
    <style:style style:name="Table1.D" style:family="table-column">
      <style:table-column-properties style:column-width="5.2cm"/>
    </style:style>
    <style:style style:name="Table1.E" style:family="table-column">
      <style:table-column-properties style:column-width="2.614cm"/>
    </style:style>
    <style:style style:name="Table1.A1" style:family="table-cell">
      <style:table-cell-properties style:vertical-align="middle" fo:padding="0.097cm" fo:border-left="0.75pt solid #000000" fo:border-right="none" fo:border-top="0.75pt solid #000000" fo:border-bottom="0.75pt solid #000000" style:writing-mode="page"/>
    </style:style>
    <style:style style:name="Table1.E1" style:family="table-cell">
      <style:table-cell-properties style:vertical-align="middle" fo:padding="0.097cm" fo:border="0.75pt solid #000000" style:writing-mode="page"/>
    </style:style>
    <style:style style:name="Table1.2" style:family="table-row">
      <style:table-row-properties style:min-row-height="2.725cm"/>
    </style:style>
    <style:style style:name="Table1.A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Table1.E2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Table1.3" style:family="table-row">
      <style:table-row-properties style:min-row-height="5.144cm"/>
    </style:style>
    <style:style style:name="Table1.D3" style:family="table-cell">
      <style:table-cell-properties style:vertical-align="bottom" fo:padding="0.097cm" fo:border-left="0.75pt solid #000000" fo:border-right="none" fo:border-top="none" fo:border-bottom="0.75pt solid #000000" style:writing-mode="page"/>
    </style:style>
    <style:style style:name="Table1.4" style:family="table-row">
      <style:table-row-properties style:min-row-height="5.75cm"/>
    </style:style>
    <style:style style:name="Table1.6" style:family="table-row">
      <style:table-row-properties style:min-row-height="3.207cm"/>
    </style:style>
    <style:style style:name="Table1.7" style:family="table-row">
      <style:table-row-properties style:min-row-height="3.976cm"/>
    </style:style>
    <style:style style:name="Table1.14" style:family="table-row">
      <style:table-row-properties style:min-row-height="2.35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 Narrow" fo:font-size="16pt" fo:font-weight="bold" officeooo:rsid="00113f0c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113f0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0113f0c" style:font-size-asian="14pt" style:font-size-complex="14pt"/>
    </style:style>
    <style:style style:name="P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normal" officeooo:rsid="0011ee97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rsid="0011ee97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rsid="00113f0c" officeooo:paragraph-rsid="00113f0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 Narrow" fo:font-weight="bold" officeooo:rsid="0011ee97" officeooo:paragraph-rsid="00113f0c"/>
    </style:style>
    <style:style style:name="P8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11ee97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708888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a193bc" officeooo:paragraph-rsid="00a193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0113f0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9a428" officeooo:paragraph-rsid="0019a42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officeooo:rsid="0019a428" officeooo:paragraph-rsid="0019a428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weight="bold" officeooo:rsid="0019a42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bold" officeooo:rsid="001e99bb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paragraph-rsid="0019a428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rsid="001e99bb" officeooo:paragraph-rsid="001e99b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b12c3"/>
    </style:style>
    <style:style style:name="P21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b12c3"/>
    </style:style>
    <style:style style:name="P22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c22cb"/>
    </style:style>
    <style:style style:name="P23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c22cb"/>
    </style:style>
    <style:style style:name="P24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d92c9"/>
    </style:style>
    <style:style style:name="P25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rsid="0029b268" officeooo:paragraph-rsid="001c22cb" style:font-weight-asian="bold" style:font-weight-complex="bold"/>
    </style:style>
    <style:style style:name="P26" style:family="paragraph" style:parent-style-name="Text_20_body">
      <style:paragraph-properties fo:text-align="center" style:justify-single-word="false" fo:orphans="0" fo:widows="0"/>
      <style:text-properties style:font-name="Times New Roman" officeooo:rsid="0029b268" officeooo:paragraph-rsid="001d92c9"/>
    </style:style>
    <style:style style:name="P27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rsid="001e99bb" officeooo:paragraph-rsid="0029f419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paragraph-rsid="001d92c9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weight="bold"/>
    </style:style>
    <style:style style:name="P30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f0c64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1e99bb" officeooo:paragraph-rsid="001e99bb"/>
    </style:style>
    <style:style style:name="P32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f0c64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paragraph-rsid="001f0c64"/>
    </style:style>
    <style:style style:name="P34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rsid="00a1cb8a" officeooo:paragraph-rsid="00a1cb8a"/>
    </style:style>
    <style:style style:name="P35" style:family="paragraph" style:parent-style-name="Text_20_body">
      <style:paragraph-properties fo:text-align="center" style:justify-single-word="false" fo:orphans="0" fo:widows="0"/>
      <style:text-properties style:font-name="Times New Roman" officeooo:rsid="00a1cb8a" officeooo:paragraph-rsid="00a1cb8a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a21ca0" officeooo:paragraph-rsid="00a21ca0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20b1d2" officeooo:paragraph-rsid="0020b1d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 Narrow" officeooo:rsid="0020b1d2" officeooo:paragraph-rsid="0020b1d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officeooo:rsid="0020b1d2" officeooo:paragraph-rsid="0020b1d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20b1d2" officeooo:paragraph-rsid="0020b1d2" style:font-size-asian="13pt" style:font-weight-asian="bold" style:font-size-complex="13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21c438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 Narrow" fo:font-size="12pt" fo:font-weight="normal" officeooo:rsid="0021c438" officeooo:paragraph-rsid="0021c438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21c438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style:font-size-asian="12pt" style:font-size-complex="12pt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style:font-size-asian="12pt" style:font-size-complex="12pt"/>
    </style:style>
    <style:style style:name="P46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3b5cd1" style:font-size-asian="12pt" style:font-weight-asian="normal" style:font-size-complex="12pt" style:font-weight-complex="normal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3b5cd1" style:font-size-asian="12pt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officeooo:paragraph-rsid="003b5cd1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4e482" officeooo:paragraph-rsid="0024e482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3cac2c" style:font-size-asian="12pt" style:font-size-complex="12pt"/>
    </style:style>
    <style:style style:name="P51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3c2c17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3c2c17" style:font-size-asian="12pt" style:font-size-complex="12pt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8e8c28" style:font-size-asian="12pt" style:font-size-complex="12pt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officeooo:paragraph-rsid="003c2c17" style:font-size-asian="12pt" style:font-size-complex="12pt"/>
    </style:style>
    <style:style style:name="P55" style:family="paragraph" style:parent-style-name="Preformatted_20_Text">
      <style:paragraph-properties fo:text-align="justify" style:justify-single-word="false"/>
      <style:text-properties style:font-name="Arial Narrow" fo:font-size="12pt" fo:font-weight="bold" officeooo:rsid="006a76b6" officeooo:paragraph-rsid="006a76b6" style:font-size-asian="12pt" style:font-weight-asian="bold" style:font-size-complex="12pt" style:font-weight-complex="bold"/>
    </style:style>
    <style:style style:name="P56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21c438" style:font-size-asian="12pt" style:font-weight-asian="bold" style:font-size-complex="12pt" style:font-weight-complex="bold"/>
    </style:style>
    <style:style style:name="P5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1c438" style:font-size-asian="12pt" style:font-weight-asian="bold" style:font-size-complex="12pt" style:font-weight-complex="bold"/>
    </style:style>
    <style:style style:name="P5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21c43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446f6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936c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4589c6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9658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3bc08" officeooo:paragraph-rsid="0023bc08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f04c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3bc08" officeooo:paragraph-rsid="004589dc" style:font-size-asian="12pt" style:font-weight-asian="bold" style:font-size-complex="12pt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56a8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6b803" officeooo:paragraph-rsid="0026b803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603a7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75e898" officeooo:paragraph-rsid="0075e898" style:font-size-asian="12pt" style:font-weight-asian="bold" style:font-size-complex="12pt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75e898" officeooo:paragraph-rsid="0075e898" style:font-size-asian="12pt" style:font-weight-asian="normal" style:font-size-complex="12pt" style:font-weight-complex="normal"/>
    </style:style>
    <style:style style:name="P72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8297a3" style:font-size-asian="12pt" style:font-size-complex="12pt"/>
    </style:style>
    <style:style style:name="P73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75e898" officeooo:paragraph-rsid="0075e898" style:font-size-asian="12pt" style:font-weight-asian="normal" style:font-size-complex="12pt" style:font-weight-complex="normal"/>
    </style:style>
    <style:style style:name="P7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style:font-size-asian="12pt" style:font-size-complex="12pt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75e898" style:font-size-asian="12pt" style:font-size-complex="12pt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7a2f79" officeooo:paragraph-rsid="007a2f79" style:font-size-asian="12pt" style:font-weight-asian="bold" style:font-size-complex="12pt" style:font-weight-complex="bold"/>
    </style:style>
    <style:style style:name="P77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75e898" officeooo:paragraph-rsid="007f631a" style:font-size-asian="12pt" style:font-weight-asian="normal" style:font-size-complex="12pt" style:font-weight-complex="normal"/>
    </style:style>
    <style:style style:name="P7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officeooo:paragraph-rsid="0080d9d6" style:font-size-asian="12pt" style:font-size-complex="12pt"/>
    </style:style>
    <style:style style:name="P7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officeooo:paragraph-rsid="0090d0f3" style:font-size-asian="12pt" style:font-size-complex="12pt"/>
    </style:style>
    <style:style style:name="P8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75e898" officeooo:paragraph-rsid="007f631a" style:font-size-asian="12pt" style:font-size-complex="12pt"/>
    </style:style>
    <style:style style:name="P8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style="normal" fo:font-weight="bold" officeooo:rsid="00a7064f" officeooo:paragraph-rsid="00a7064f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a7064f" officeooo:paragraph-rsid="00a7064f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a7064f" style:font-size-asian="12pt" style:font-weight-asian="bold" style:font-size-complex="12pt" style:font-weight-complex="bold"/>
    </style:style>
    <style:style style:name="P8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a7064f" officeooo:paragraph-rsid="00a7064f" style:font-size-asian="12pt" style:font-size-complex="12pt"/>
    </style:style>
    <style:style style:name="P8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3pt" fo:letter-spacing="normal" fo:font-style="normal" fo:font-weight="bold" officeooo:rsid="00a7064f" officeooo:paragraph-rsid="00a7064f" style:font-size-asian="13pt" style:font-weight-asian="bold" style:font-size-complex="13pt" style:font-weight-complex="bold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b00052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83f10" officeooo:paragraph-rsid="00283f10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283f10" style:font-size-asian="12pt" style:font-weight-asian="bold" style:font-size-complex="12pt" style:font-weight-complex="bold"/>
    </style:style>
    <style:style style:name="P89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283f10" style:font-size-asian="12pt" style:font-weight-asian="bold" style:font-size-complex="12pt" style:font-weight-complex="bold"/>
    </style:style>
    <style:style style:name="P9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officeooo:rsid="00283f10" style:font-size-asian="12pt" style:font-weight-asian="bold" style:font-size-complex="12pt" style:font-weight-complex="bold"/>
    </style:style>
    <style:style style:name="P9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officeooo:rsid="00283f10" officeooo:paragraph-rsid="009ad19f" style:font-size-asian="12pt" style:font-weight-asian="bold" style:font-size-complex="12pt" style:font-weight-complex="bold"/>
    </style:style>
    <style:style style:name="P9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83f10" style:font-size-asian="12pt" style:font-weight-asian="bold" style:font-size-complex="12pt" style:font-weight-complex="bold"/>
    </style:style>
    <style:style style:name="P93" style:family="paragraph" style:parent-style-name="Preformatted_20_Text">
      <style:paragraph-properties fo:line-height="150%" fo:text-align="justify" style:justify-single-word="false"/>
      <style:text-properties style:font-name="Arial Narrow" fo:font-size="12pt" fo:font-weight="bold" officeooo:rsid="00283f10" officeooo:paragraph-rsid="00283f10" style:font-size-asian="12pt" style:font-weight-asian="bold" style:font-size-complex="12pt" style:font-weight-complex="bold"/>
    </style:style>
    <style:style style:name="P9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style:font-size-asian="12pt" style:font-weight-asian="bold" style:font-size-complex="12pt" style:font-weight-complex="bold"/>
    </style:style>
    <style:style style:name="P9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officeooo:paragraph-rsid="009c5f04" style:font-size-asian="12pt" style:font-weight-asian="bold" style:font-size-complex="12pt" style:font-weight-complex="bold"/>
    </style:style>
    <style:style style:name="P96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5a6dac" style:font-size-asian="12pt" style:font-weight-asian="bold" style:font-size-complex="12pt" style:font-weight-complex="bold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officeooo:paragraph-rsid="005a6dac" style:font-size-asian="12pt" style:font-weight-asian="bold" style:font-size-complex="12pt" style:font-weight-complex="bold"/>
    </style:style>
    <style:style style:name="P9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83f10" officeooo:paragraph-rsid="005a6dac" style:font-size-asian="12pt" style:font-weight-asian="bold" style:font-size-complex="12pt" style:font-weight-complex="bold"/>
    </style:style>
    <style:style style:name="P99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ef5d2" officeooo:paragraph-rsid="002ef5d2" style:font-size-asian="12pt" style:font-weight-asian="bold" style:font-size-complex="12pt" style:font-weight-complex="bold"/>
    </style:style>
    <style:style style:name="P100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ef5d2" officeooo:paragraph-rsid="002ef5d2" style:font-size-asian="12pt" style:font-weight-asian="bold" style:font-size-complex="12pt" style:font-weight-complex="bold"/>
    </style:style>
    <style:style style:name="P10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ef5d2" style:font-size-asian="12pt" style:font-weight-asian="bold" style:font-size-complex="12pt" style:font-weight-complex="bold"/>
    </style:style>
    <style:style style:name="P10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ef5d2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302bf8" officeooo:paragraph-rsid="00302bf8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line-height="150%" fo:text-align="justify" style:justify-single-word="false"/>
      <style:text-properties style:font-name="Arial Narrow" fo:font-size="12pt" fo:font-weight="normal" officeooo:rsid="006347f9" officeooo:paragraph-rsid="006347f9" style:font-size-asian="12pt" style:font-weight-asian="normal" style:font-size-complex="12pt" style:font-weight-complex="normal"/>
    </style:style>
    <style:style style:name="P105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302bf8" officeooo:paragraph-rsid="00302bf8" style:font-size-asian="12pt" style:font-weight-asian="normal" style:font-size-complex="12pt" style:font-weight-complex="normal"/>
    </style:style>
    <style:style style:name="P10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normal" officeooo:rsid="00302bf8" style:font-size-asian="12pt" style:font-weight-asian="normal" style:font-size-complex="12pt" style:font-weight-complex="normal"/>
    </style:style>
    <style:style style:name="P10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302bf8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b1504a" officeooo:paragraph-rsid="00b1504a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line-height="150%" fo:text-align="justify" style:justify-single-word="false"/>
      <style:text-properties style:font-name="Arial Narrow" fo:font-size="12pt" fo:font-weight="normal" officeooo:rsid="00b1504a" officeooo:paragraph-rsid="00b1504a" style:font-size-asian="12pt" style:font-weight-asian="normal" style:font-size-complex="12pt" style:font-weight-complex="normal"/>
    </style:style>
    <style:style style:name="P110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b1504a" officeooo:paragraph-rsid="00b1504a" style:font-size-asian="12pt" style:font-weight-asian="normal" style:font-size-complex="12pt" style:font-weight-complex="normal"/>
    </style:style>
    <style:style style:name="P11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b1504a" style:font-size-asian="12pt" style:font-size-complex="12pt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officeooo:rsid="0084913f" style:font-weight-asian="bold" style:font-weight-complex="bold"/>
    </style:style>
    <style:style style:name="T7" style:family="text">
      <style:text-properties officeooo:rsid="00851f7b"/>
    </style:style>
    <style:style style:name="T8" style:family="text">
      <style:text-properties officeooo:rsid="0019a428"/>
    </style:style>
    <style:style style:name="T9" style:family="text">
      <style:text-properties officeooo:rsid="0072bc42"/>
    </style:style>
    <style:style style:name="T10" style:family="text">
      <style:text-properties officeooo:rsid="00895b32"/>
    </style:style>
    <style:style style:name="T11" style:family="text">
      <style:text-properties officeooo:rsid="001c22cb"/>
    </style:style>
    <style:style style:name="T12" style:family="text">
      <style:text-properties officeooo:rsid="001d92c9"/>
    </style:style>
    <style:style style:name="T13" style:family="text">
      <style:text-properties officeooo:rsid="0029b268"/>
    </style:style>
    <style:style style:name="T14" style:family="text">
      <style:text-properties officeooo:rsid="002d51ba"/>
    </style:style>
    <style:style style:name="T15" style:family="text">
      <style:text-properties officeooo:rsid="00a1cb8a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e482" style:font-size-asian="14pt" style:font-weight-asian="bold" style:font-size-complex="14pt" style:font-weight-complex="bold"/>
    </style:style>
    <style:style style:name="T18" style:family="text">
      <style:text-properties officeooo:rsid="003fed0b"/>
    </style:style>
    <style:style style:name="T19" style:family="text">
      <style:text-properties officeooo:rsid="004a06b8"/>
    </style:style>
    <style:style style:name="T20" style:family="text">
      <style:text-properties style:font-name="Courier New" fo:font-style="normal" fo:font-weight="normal"/>
    </style:style>
    <style:style style:name="T21" style:family="text">
      <style:text-properties fo:color="#880000" loext:opacity="100%" style:font-name="Courier New" fo:font-style="normal" fo:font-weight="normal"/>
    </style:style>
    <style:style style:name="T22" style:family="text">
      <style:text-properties style:font-name="Courier New" fo:font-style="normal" fo:font-weight="normal" officeooo:rsid="008e8c28"/>
    </style:style>
    <style:style style:name="T23" style:family="text">
      <style:text-properties fo:color="#880000" loext:opacity="100%" style:font-name="Courier New" fo:font-style="normal" fo:font-weight="normal" officeooo:rsid="008e8c28"/>
    </style:style>
    <style:style style:name="T24" style:family="text">
      <style:text-properties officeooo:rsid="00407235"/>
    </style:style>
    <style:style style:name="T25" style:family="text">
      <style:text-properties officeooo:rsid="00415fd9"/>
    </style:style>
    <style:style style:name="T26" style:family="text">
      <style:text-properties officeooo:rsid="00491654"/>
    </style:style>
    <style:style style:name="T27" style:family="text">
      <style:text-properties style:font-name="Courier New" fo:font-style="normal" fo:font-weight="normal" officeooo:rsid="003c2c17"/>
    </style:style>
    <style:style style:name="T28" style:family="text">
      <style:text-properties fo:color="#000000" loext:opacity="100%" style:font-name="Courier New" fo:font-style="normal" fo:font-weight="normal"/>
    </style:style>
    <style:style style:name="T29" style:family="text">
      <style:text-properties fo:color="#000000" loext:opacity="100%" style:font-name="Courier New" fo:font-style="normal" fo:font-weight="normal" officeooo:rsid="003c2c17"/>
    </style:style>
    <style:style style:name="T30" style:family="text">
      <style:text-properties officeooo:rsid="0024e482"/>
    </style:style>
    <style:style style:name="T31" style:family="text">
      <style:text-properties officeooo:rsid="003fc0fd"/>
    </style:style>
    <style:style style:name="T32" style:family="text">
      <style:text-properties officeooo:rsid="0047f3a6"/>
    </style:style>
    <style:style style:name="T33" style:family="text">
      <style:text-properties officeooo:rsid="0043efde"/>
    </style:style>
    <style:style style:name="T34" style:family="text">
      <style:text-properties officeooo:rsid="00446f68"/>
    </style:style>
    <style:style style:name="T35" style:family="text">
      <style:text-properties officeooo:rsid="0023bc08"/>
    </style:style>
    <style:style style:name="T36" style:family="text">
      <style:text-properties officeooo:rsid="004589c6"/>
    </style:style>
    <style:style style:name="T37" style:family="text">
      <style:text-properties officeooo:rsid="004589dc"/>
    </style:style>
    <style:style style:name="T38" style:family="text">
      <style:text-properties officeooo:rsid="00462c39"/>
    </style:style>
    <style:style style:name="T39" style:family="text">
      <style:text-properties officeooo:rsid="0078c89c"/>
    </style:style>
    <style:style style:name="T40" style:family="text">
      <style:text-properties style:font-name="Courier New" fo:font-style="normal" fo:font-weight="normal" officeooo:rsid="009083e8"/>
    </style:style>
    <style:style style:name="T41" style:family="text">
      <style:text-properties fo:color="#880000" loext:opacity="100%" style:font-name="Courier New" fo:font-style="normal" fo:font-weight="normal" officeooo:rsid="009083e8"/>
    </style:style>
    <style:style style:name="T42" style:family="text">
      <style:text-properties officeooo:rsid="007dd1fc"/>
    </style:style>
    <style:style style:name="T43" style:family="text">
      <style:text-properties officeooo:rsid="007afe71"/>
    </style:style>
    <style:style style:name="T44" style:family="text">
      <style:text-properties style:font-name="Courier New" fo:font-style="normal" fo:font-weight="normal" officeooo:rsid="0021c438"/>
    </style:style>
    <style:style style:name="T45" style:family="text">
      <style:text-properties fo:color="#880000" loext:opacity="100%"/>
    </style:style>
    <style:style style:name="T46" style:family="text">
      <style:text-properties officeooo:rsid="00aa6c25"/>
    </style:style>
    <style:style style:name="T47" style:family="text">
      <style:text-properties officeooo:rsid="004bade1"/>
    </style:style>
    <style:style style:name="T48" style:family="text">
      <style:text-properties fo:font-style="normal" fo:font-weight="normal"/>
    </style:style>
    <style:style style:name="T49" style:family="text">
      <style:text-properties fo:color="#880000" loext:opacity="100%" fo:font-style="normal" fo:font-weight="normal"/>
    </style:style>
    <style:style style:name="T50" style:family="text">
      <style:text-properties fo:font-style="normal" fo:font-weight="normal" officeooo:rsid="009ad19f"/>
    </style:style>
    <style:style style:name="T51" style:family="text">
      <style:text-properties fo:color="#880000" loext:opacity="100%" fo:font-style="normal" fo:font-weight="normal" officeooo:rsid="009ad19f"/>
    </style:style>
    <style:style style:name="T52" style:family="text">
      <style:text-properties fo:font-style="normal" fo:font-weight="normal" officeooo:rsid="009b2fab"/>
    </style:style>
    <style:style style:name="T53" style:family="text">
      <style:text-properties officeooo:rsid="004c155f"/>
    </style:style>
    <style:style style:name="T54" style:family="text">
      <style:text-properties style:font-name="Courier New" fo:font-style="normal" fo:font-weight="normal" officeooo:rsid="009ad19f"/>
    </style:style>
    <style:style style:name="T55" style:family="text">
      <style:text-properties fo:color="#880000" loext:opacity="100%" style:font-name="Courier New" fo:font-style="normal" fo:font-weight="normal" officeooo:rsid="009ad19f"/>
    </style:style>
    <style:style style:name="T56" style:family="text">
      <style:text-properties style:font-name="Courier New" fo:font-style="normal" fo:font-weight="normal" officeooo:rsid="009dd747"/>
    </style:style>
    <style:style style:name="T57" style:family="text">
      <style:text-properties fo:color="#78a960" loext:opacity="100%" style:font-name="Courier New" fo:font-style="normal" fo:font-weight="normal"/>
    </style:style>
    <style:style style:name="T58" style:family="text">
      <style:text-properties officeooo:rsid="004c8123"/>
    </style:style>
    <style:style style:name="T59" style:family="text">
      <style:text-properties officeooo:rsid="004c9032"/>
    </style:style>
    <style:style style:name="T60" style:family="text">
      <style:text-properties officeooo:rsid="004dd3ef"/>
    </style:style>
    <style:style style:name="T61" style:family="text">
      <style:text-properties officeooo:rsid="002b8ae1"/>
    </style:style>
    <style:style style:name="T62" style:family="text">
      <style:text-properties officeooo:rsid="004f59e3"/>
    </style:style>
    <style:style style:name="T63" style:family="text">
      <style:text-properties officeooo:rsid="00512fc6"/>
    </style:style>
    <style:style style:name="T64" style:family="text">
      <style:text-properties officeooo:rsid="0051f66b"/>
    </style:style>
    <style:style style:name="T65" style:family="text">
      <style:text-properties style:font-name="Courier New" fo:font-style="normal" fo:font-weight="normal" officeooo:rsid="009f3948"/>
    </style:style>
    <style:style style:name="T66" style:family="text">
      <style:text-properties fo:color="#880000" loext:opacity="100%" style:font-name="Courier New" fo:font-style="normal" fo:font-weight="normal" officeooo:rsid="009f3948"/>
    </style:style>
    <style:style style:name="T67" style:family="text">
      <style:text-properties officeooo:rsid="0052a4ab"/>
    </style:style>
    <style:style style:name="T68" style:family="text">
      <style:text-properties style:font-name="Courier New" fo:font-style="normal"/>
    </style:style>
    <style:style style:name="T69" style:family="text">
      <style:text-properties fo:color="#880000" loext:opacity="100%" style:font-name="Courier New" fo:font-style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FUNKCJONALNOŚCI</text:p>
      <text:p text:style-name="P2"/>
      <text:p text:style-name="P3"><text:span text:style-name="T1">1. </text:span>Funkcjonalności użytkownika</text:p>
      <text:p text:style-name="P3"/>
      <text:list text:style-name="L1">
        <text:list-item>
          <text:p text:style-name="P4"><text:span text:style-name="T2">Rejestracja konta </text:span>– utworzenie konta z danymi: <text:span text:style-name="T3">nickname, hasło, wiek, preferowane gatunki filmów</text:span>.</text:p>
        </text:list-item>
        <text:list-item>
          <text:p text:style-name="P4"><text:span text:style-name="T2">Logowanie do systemu </text:span>– wspólny panel logowania z rozpoznaniem roli użytkownika po stronie backendu (JWT).</text:p>
        </text:list-item>
        <text:list-item>
          <text:p text:style-name="P4"><text:span text:style-name="T2">Przegląd kolekcji płyt DVD </text:span>– dostęp do wszystkich filmów w systemie wraz z informacją o dostępności.</text:p>
        </text:list-item>
        <text:list-item>
          <text:p text:style-name="P4"><text:span text:style-name="T2">Szczegóły płyty DVD </text:span>– prezentacja informacji o wybranym tytule (gatunek, opis, reżyser, rok wydania).</text:p>
        </text:list-item>
        <text:list-item>
          <text:p text:style-name="P4"><text:span text:style-name="T2">Żądanie rezerwacji płyty </text:span>– wysłanie zapytania o wypożyczenie danej płyty DVD.</text:p>
        </text:list-item>
        <text:list-item>
          <text:p text:style-name="P4"><text:span text:style-name="T2">Żądanie zwrotu wypożyczonej płyty </text:span>– zgłoszenie chęci zwrotu wypożyczonego tytułu.</text:p>
        </text:list-item>
        <text:list-item>
          <text:p text:style-name="P4"><text:span text:style-name="T2">Podgląd aktywnych rezerwacji i wypożyczeń </text:span>– lista aktualnie trwających wypożyczeń i rezerwacji.</text:p>
        </text:list-item>
        <text:list-item>
          <text:p text:style-name="P4"><text:span text:style-name="T2">Historia wypożyczeń </text:span>– przegląd wszystkich zakończonych wypożyczeń (z datami, kosztami, tytułami).</text:p>
        </text:list-item>
        <text:list-item>
          <text:p text:style-name="P4"><text:span text:style-name="T2">Historia rachunków </text:span>– przegląd wszystkich wystawionych rachunków PDF z możliwością ich pobrania.</text:p>
        </text:list-item>
        <text:list-item>
          <text:p text:style-name="P4"><text:span text:style-name="T2">Rekomendacje filmowe –</text:span> sugestie tytułów na podstawie wieku i historii wypożyczeń.</text:p>
        </text:list-item>
        <text:list-item>
          <text:p text:style-name="P4"><text:span text:style-name="T2">Profil użytkownika </text:span>– możliwość edycji danych konta oraz preferencji filmowych.</text:p>
        </text:list-item>
        <text:list-item>
          <text:p text:style-name="P5"><text:span text:style-name="T4">Wylogowanie </text:span><text:span text:style-name="T5">– zakończenie sesji i usunięcie tokenów JWT</text:span></text:p>
        </text:list-item>
      </text:list>
      <text:p text:style-name="P6"/>
      <text:p text:style-name="P3"><text:span text:style-name="T1">2. </text:span>Funkcjonalności administratora</text:p>
      <text:p text:style-name="P7"/>
      <text:list text:style-name="L2">
        <text:list-item>
          <text:p text:style-name="P8"><text:span text:style-name="T2">Logowanie do panelu administracyjnego</text:span> – ten sam panel logowania co użytkownik.</text:p>
        </text:list-item>
        <text:list-item>
          <text:p text:style-name="P8"><text:span text:style-name="T2">Zarządzanie rezerwacjami </text:span>– akceptacja lub odrzucanie żądań rezerwacji.</text:p>
        </text:list-item>
        <text:list-item>
          <text:p text:style-name="P8"><text:soft-page-break/><text:span text:style-name="T2">Zarządzanie zwrotami </text:span>– akceptacja lub odrzucenie zwrotu oraz generacja rachunków PDF.</text:p>
        </text:list-item>
        <text:list-item>
          <text:p text:style-name="P8"><text:span text:style-name="T2">Generowanie rachunków PDF</text:span> – automatyczne naliczanie kosztu wypożyczenia i kar za przetrzymanie.</text:p>
        </text:list-item>
        <text:list-item>
          <text:p text:style-name="P9"><text:span text:style-name="T2">Dodawanie/edycja/</text:span><text:span text:style-name="T6">usuwanie</text:span><text:span text:style-name="T2"> zbiorów płyt DVD </text:span>– możliwość dodania nowej płyty DVD do systemu oraz jej edycji <text:span text:style-name="T7">i usunięcia</text:span>.</text:p>
        </text:list-item>
        <text:list-item>
          <text:p text:style-name="P10"><text:span text:style-name="T2">Dodawanie/usuwanie gatunków płyt DVD</text:span> – możliwość dodania/usunięcia gatunku filmowego.</text:p>
        </text:list-item>
        <text:list-item>
          <text:p text:style-name="P8"><text:span text:style-name="T2">Historia rachunków </text:span>– przegląd wszystkich faktur PDF wystawionych w systemie.</text:p>
        </text:list-item>
      </text:list>
      <text:p text:style-name="P11"/>
      <text:p text:style-name="P12">3. Sugerowane widoki frontendowe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Nazwa widoku</text:p>
          </table:table-cell>
          <table:table-cell table:style-name="Table1.A1" office:value-type="string">
            <text:p text:style-name="P15">Ś<text:span text:style-name="T8">cieżka</text:span></text:p>
          </table:table-cell>
          <table:table-cell table:style-name="Table1.A1" office:value-type="string">
            <text:p text:style-name="P14">Opis</text:p>
          </table:table-cell>
          <table:table-cell table:style-name="Table1.A1" office:value-type="string">
            <text:p text:style-name="P14">Sugerowany element UI</text:p>
          </table:table-cell>
          <table:table-cell table:style-name="Table1.E1" office:value-type="string">
            <text:p text:style-name="P16">Poziom dostępu</text:p>
          </table:table-cell>
        </table:table-row>
        <table:table-row table:style-name="Table1.2">
          <table:table-cell table:style-name="Table1.A2" office:value-type="string">
            <text:p text:style-name="P17">Logowanie / Rejestracja</text:p>
          </table:table-cell>
          <table:table-cell table:style-name="Table1.A2" office:value-type="string">
            <text:p text:style-name="P18">/auth</text:p>
          </table:table-cell>
          <table:table-cell table:style-name="Table1.A2" office:value-type="string">
            <text:p text:style-name="P18">Wspólny panel logowania i rejestracji. Rola użytkownika rozpoznawana przez backend.</text:p>
          </table:table-cell>
          <table:table-cell table:style-name="Table1.A2" office:value-type="string">
            <text:p text:style-name="P18">Formularz logowania/rejestracji, obsługa błędów, przekierowanie po roli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 table:style-name="Table1.3">
          <table:table-cell table:style-name="Table1.A2" office:value-type="string">
            <text:p text:style-name="P17">Lista płyt DVD</text:p>
          </table:table-cell>
          <table:table-cell table:style-name="Table1.A2" office:value-type="string">
            <text:p text:style-name="P20">/dvds</text:p>
          </table:table-cell>
          <table:table-cell table:style-name="Table1.A2" office:value-type="string">
            <text:p text:style-name="P20">Przegląd kolekcji filmów</text:p>
          </table:table-cell>
          <table:table-cell table:style-name="Table1.D3" office:value-type="string">
            <text:p text:style-name="P20">Karty z tytułami i dostępnością. <text:span text:style-name="T9">Dla administratora w górnej części ekranu/nad listą przycisk „Dodaj nową płytę”. </text:span><text:span text:style-name="T10">Przy konkretnej płycie przycisk usuń pozwalający usunąć płytę DVD przez Administratora.</text:span>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 table:style-name="Table1.4">
          <table:table-cell table:style-name="Table1.A2" office:value-type="string">
            <text:p text:style-name="P21">Szczegóły płyty</text:p>
          </table:table-cell>
          <table:table-cell table:style-name="Table1.A2" office:value-type="string">
            <text:p text:style-name="P22">/dvds/:id</text:p>
          </table:table-cell>
          <table:table-cell table:style-name="Table1.A2" office:value-type="string">
            <text:p text:style-name="P22">Wyświetlenie szczegółów filmu</text:p>
          </table:table-cell>
          <table:table-cell table:style-name="Table1.A2" office:value-type="string">
            <text:p text:style-name="P22">Okładka, opis, przycisk „Zarezerwuj”. <text:span text:style-name="T9">Dla administratora opcja edycji płyty za pomocą przycisku „Edytuj”.</text:span></text:p>
          </table:table-cell>
          <table:table-cell table:style-name="Table1.E2" office:value-type="string">
            <text:p text:style-name="P19">Użytkownik / Administrator</text:p>
          </table:table-cell>
        </table:table-row>
        <text:soft-page-break/>
        <table:table-row>
          <table:table-cell table:style-name="Table1.A2" office:value-type="string">
            <text:p text:style-name="P23">Profil użytkownika</text:p>
          </table:table-cell>
          <table:table-cell table:style-name="Table1.A2" office:value-type="string">
            <text:p text:style-name="P22">/profile</text:p>
          </table:table-cell>
          <table:table-cell table:style-name="Table1.A2" office:value-type="string">
            <text:p text:style-name="P22">Edycja danych i preferencji</text:p>
          </table:table-cell>
          <table:table-cell table:style-name="Table1.A2" office:value-type="string">
            <text:p text:style-name="P22">Formularz edycji – <text:span text:style-name="T11">inputy z predefiniowanym ni</text:span><text:span text:style-name="T12">ck</text:span><text:span text:style-name="T11">name, hasłem, wiekiem. Input do wprowadzania tagów (gatunków filmów) na podstawie istniejących gatunków w systemie.</text:span>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 table:style-name="Table1.6">
          <table:table-cell table:style-name="Table1.A2" office:value-type="string">
            <text:p text:style-name="P23">Historia wypożyczeń</text:p>
          </table:table-cell>
          <table:table-cell table:style-name="Table1.A2" office:value-type="string">
            <text:p text:style-name="P24">/user/rentals-history</text:p>
          </table:table-cell>
          <table:table-cell table:style-name="Table1.A2" office:value-type="string">
            <text:p text:style-name="P24">Zakończone wypożyczenia</text:p>
          </table:table-cell>
          <table:table-cell table:style-name="Table1.A2" office:value-type="string">
            <text:p text:style-name="P24">Tabela: tytuł, data wypożyczenia, koszt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 table:style-name="Table1.7">
          <table:table-cell table:style-name="Table1.A2" office:value-type="string">
            <text:p text:style-name="P25">Aktualne rezerwacje</text:p>
          </table:table-cell>
          <table:table-cell table:style-name="Table1.A2" office:value-type="string">
            <text:p text:style-name="P24">/<text:span text:style-name="T13">user/active-reservations</text:span></text:p>
          </table:table-cell>
          <table:table-cell table:style-name="Table1.A2" office:value-type="string">
            <text:p text:style-name="P26">Lista aktywnych rezerwacji</text:p>
          </table:table-cell>
          <table:table-cell table:style-name="Table1.A2" office:value-type="string">
            <text:p text:style-name="P26">Tabela: tytuł, daty, status</text:p>
          </table:table-cell>
          <table:table-cell table:style-name="Table1.E2" office:value-type="string">
            <text:p text:style-name="P27">Użytkownik / Administrator</text:p>
          </table:table-cell>
        </table:table-row>
        <table:table-row>
          <table:table-cell table:style-name="Table1.A2" office:value-type="string">
            <text:p text:style-name="P23">Rezerwacje i wypożyczenia</text:p>
          </table:table-cell>
          <table:table-cell table:style-name="Table1.A2" office:value-type="string">
            <text:p text:style-name="P28">/user/reservations</text:p>
          </table:table-cell>
          <table:table-cell table:style-name="Table1.A2" office:value-type="string">
            <text:p text:style-name="P24">Lista <text:span text:style-name="T14">historycznych/aktualnych</text:span> wypożyczeń</text:p>
          </table:table-cell>
          <table:table-cell table:style-name="Table1.A2" office:value-type="string">
            <text:p text:style-name="P24">Tabela: tytuł, daty, status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>
          <table:table-cell table:style-name="Table1.A2" office:value-type="string">
            <text:p text:style-name="P23">Żądanie zwrotu</text:p>
          </table:table-cell>
          <table:table-cell table:style-name="Table1.A2" office:value-type="string">
            <text:p text:style-name="P24">/user/returns</text:p>
          </table:table-cell>
          <table:table-cell table:style-name="Table1.A2" office:value-type="string">
            <text:p text:style-name="P24">Formularz zgłoszenia zwrotu</text:p>
          </table:table-cell>
          <table:table-cell table:style-name="Table1.A2" office:value-type="string">
            <text:p text:style-name="P24">Lista aktywnych wypożyczeń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>
          <table:table-cell table:style-name="Table1.A2" office:value-type="string">
            <text:p text:style-name="P23">Rekomendacje filmowe</text:p>
          </table:table-cell>
          <table:table-cell table:style-name="Table1.A2" office:value-type="string">
            <text:p text:style-name="P28">/recommendations</text:p>
          </table:table-cell>
          <table:table-cell table:style-name="Table1.A2" office:value-type="string">
            <text:p text:style-name="P24">Sugestie tytułów</text:p>
          </table:table-cell>
          <table:table-cell table:style-name="Table1.A2" office:value-type="string">
            <text:p text:style-name="P24">Karty z filmami rekomendowanymi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>
          <table:table-cell table:style-name="Table1.A2" office:value-type="string">
            <text:p text:style-name="P23">Historia rachunków</text:p>
          </table:table-cell>
          <table:table-cell table:style-name="Table1.A2" office:value-type="string">
            <text:p text:style-name="P24">/user/invoices</text:p>
          </table:table-cell>
          <table:table-cell table:style-name="Table1.A2" office:value-type="string">
            <text:p text:style-name="P24">Lista faktur PDF</text:p>
          </table:table-cell>
          <table:table-cell table:style-name="Table1.A2" office:value-type="string">
            <text:p text:style-name="P24">Tabela: data, koszt, przycisk „Pobierz PDF”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>
          <table:table-cell table:style-name="Table1.A2" office:value-type="string">
            <text:p text:style-name="P23">Wylogowanie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Usunięcie tokenów i przekierowanie <text:span text:style-name="T12">do panelu logowania</text:span></text:p>
          </table:table-cell>
          <table:table-cell table:style-name="Table1.A2" office:value-type="string">
            <text:p text:style-name="P24">Przycisk w menu</text:p>
          </table:table-cell>
          <table:table-cell table:style-name="Table1.E2" office:value-type="string">
            <text:p text:style-name="P19">Użytkownik / Administrator</text:p>
          </table:table-cell>
        </table:table-row>
        <table:table-row>
          <table:table-cell table:style-name="Table1.A2" office:value-type="string">
            <text:p text:style-name="P29">Panel rezerwacji</text:p>
          </table:table-cell>
          <table:table-cell table:style-name="Table1.A2" office:value-type="string">
            <text:p text:style-name="P30">/admin/reservations</text:p>
          </table:table-cell>
          <table:table-cell table:style-name="Table1.A2" office:value-type="string">
            <text:p text:style-name="P30">Przegląd i akceptacja rezerwacji</text:p>
          </table:table-cell>
          <table:table-cell table:style-name="Table1.A2" office:value-type="string">
            <text:p text:style-name="P30">Tabela z przyciskami „Akceptuj” / „Odrzuć”</text:p>
          </table:table-cell>
          <table:table-cell table:style-name="Table1.E2" office:value-type="string">
            <text:p text:style-name="P31">Administrator</text:p>
          </table:table-cell>
        </table:table-row>
        <table:table-row table:style-name="Table1.14">
          <table:table-cell table:style-name="Table1.A2" office:value-type="string">
            <text:p text:style-name="P32">Panel zwrotów</text:p>
          </table:table-cell>
          <table:table-cell table:style-name="Table1.A2" office:value-type="string">
            <text:p text:style-name="P33">/admin/returns</text:p>
          </table:table-cell>
          <table:table-cell table:style-name="Table1.A2" office:value-type="string">
            <text:p text:style-name="P30">Obsługa zwrotów i generowanie rachunków</text:p>
          </table:table-cell>
          <table:table-cell table:style-name="Table1.A2" office:value-type="string">
            <text:p text:style-name="P30">Tabela zwrotów</text:p>
          </table:table-cell>
          <table:table-cell table:style-name="Table1.E2" office:value-type="string">
            <text:p text:style-name="P31">Administrator</text:p>
          </table:table-cell>
        </table:table-row>
        <text:soft-page-break/>
        <table:table-row>
          <table:table-cell table:style-name="Table1.A2" office:value-type="string">
            <text:p text:style-name="P32">Historia rachunków</text:p>
          </table:table-cell>
          <table:table-cell table:style-name="Table1.A2" office:value-type="string">
            <text:p text:style-name="P30">/admin/invoices</text:p>
          </table:table-cell>
          <table:table-cell table:style-name="Table1.A2" office:value-type="string">
            <text:p text:style-name="P30">Wszystkie wystawione faktury PDF</text:p>
          </table:table-cell>
          <table:table-cell table:style-name="Table1.A2" office:value-type="string">
            <text:p text:style-name="P30">Tabela: użytkownik, film, data, przycisk „Podgląd”</text:p>
          </table:table-cell>
          <table:table-cell table:style-name="Table1.E2" office:value-type="string">
            <text:p text:style-name="P31">Administrator</text:p>
          </table:table-cell>
        </table:table-row>
        <table:table-row>
          <table:table-cell table:style-name="Table1.A2" office:value-type="string">
            <text:p text:style-name="P32">Podgląd faktury PDF</text:p>
          </table:table-cell>
          <table:table-cell table:style-name="Table1.A2" office:value-type="string">
            <text:p text:style-name="P30">/admin/invoices/:id</text:p>
          </table:table-cell>
          <table:table-cell table:style-name="Table1.A2" office:value-type="string">
            <text:p text:style-name="P30">Podgląd wybranego PDF</text:p>
          </table:table-cell>
          <table:table-cell table:style-name="Table1.A2" office:value-type="string">
            <text:p text:style-name="P30">Osadzony widok dokumentu</text:p>
          </table:table-cell>
          <table:table-cell table:style-name="Table1.E2" office:value-type="string">
            <text:p text:style-name="P31">Administrator</text:p>
          </table:table-cell>
        </table:table-row>
        <table:table-row>
          <table:table-cell table:style-name="Table1.A2" office:value-type="string">
            <text:p text:style-name="P34">Przegląd gatunków filmowych</text:p>
          </table:table-cell>
          <table:table-cell table:style-name="Table1.A2" office:value-type="string">
            <text:p text:style-name="P30">/<text:span text:style-name="T15">admin/genres</text:span></text:p>
          </table:table-cell>
          <table:table-cell table:style-name="Table1.A2" office:value-type="string">
            <text:p text:style-name="P35">Przegląd wszystkich gatunków filmowych</text:p>
          </table:table-cell>
          <table:table-cell table:style-name="Table1.A2" office:value-type="string">
            <text:p text:style-name="P35">Tabela, możliwość dodawania nowych gatunków filmowych oraz usunięcia wybranego gatunku filmowego z tabeli</text:p>
          </table:table-cell>
          <table:table-cell table:style-name="Table1.E2" office:value-type="string">
            <text:p text:style-name="P36">Administrator</text:p>
          </table:table-cell>
        </table:table-row>
      </table:table>
      <text:p text:style-name="P37"/>
      <text:p text:style-name="P38"><text:span text:style-name="T16">4. Formaty DTO </text:span><text:span text:style-name="T17">(JSON Schemas)</text:span></text:p>
      <text:p text:style-name="P39"/>
      <text:p text:style-name="P40">4.1. Żądania wykonania czynności</text:p>
      <text:p text:style-name="P40"/>
      <text:p text:style-name="P41">4.1.1. Rejestracja nowego konta <text:span text:style-name="T18">(/api/v1/auth/register - </text:span><text:span text:style-name="T19">POST</text:span><text:span text:style-name="T18">)</text:span></text:p>
      <text:p text:style-name="P42"/>
      <text:p text:style-name="P43">{</text:p>
      <text:p text:style-name="P44"><text:s text:c="2"/><text:span text:style-name="T20">"nickname": </text:span><text:span text:style-name="T21">"FilmLover99"</text:span><text:span text:style-name="T20">,</text:span></text:p>
      <text:p text:style-name="P44"><text:s text:c="2"/><text:span text:style-name="T20">"age": </text:span><text:span text:style-name="T21">24</text:span><text:span text:style-name="T20">,</text:span></text:p>
      <text:p text:style-name="P44"><text:s text:c="2"/><text:span text:style-name="T20">"preferredGenres</text:span><text:span text:style-name="T22">Identifiers</text:span><text:span text:style-name="T20">": [</text:span><text:span text:style-name="T23">1,10,21,37</text:span><text:span text:style-name="T20">],</text:span></text:p>
      <text:p text:style-name="P44"><text:s text:c="2"/><text:span text:style-name="T20">"password": </text:span><text:span text:style-name="T21">"Serduszko223"</text:span></text:p>
      <text:p text:style-name="P45">}</text:p>
      <text:p text:style-name="P41"/>
      <text:p text:style-name="P41">4.1.2. Logowanie na istniejące konto <text:span text:style-name="T24">(/api/v1/auth/login - </text:span><text:span text:style-name="T19">POST</text:span><text:span text:style-name="T24">)</text:span></text:p>
      <text:p text:style-name="P41"/>
      <text:p text:style-name="P46">{</text:p>
      <text:p text:style-name="P47"><text:s text:c="2"/><text:span text:style-name="T20">"nickname": </text:span><text:span text:style-name="T21">"FilmLover99"</text:span><text:span text:style-name="T20">,</text:span></text:p>
      <text:p text:style-name="P47"><text:s text:c="2"/><text:span text:style-name="T20">"password": </text:span><text:span text:style-name="T21">"Serduszko223"</text:span></text:p>
      <text:p text:style-name="P48">}</text:p>
      <text:p text:style-name="P41"/>
      <text:p text:style-name="P41"/>
      <text:p text:style-name="P41"/>
      <text:p text:style-name="P41"/>
      <text:p text:style-name="P41"/>
      <text:p text:style-name="P49"><text:soft-page-break/>4.1.3. Edycja danych użytkownika <text:span text:style-name="T25">(/api/v1/user/edit - </text:span><text:span text:style-name="T26">PATCH</text:span><text:span text:style-name="T25">)</text:span></text:p>
      <text:p text:style-name="P49"/>
      <text:p text:style-name="P50">Minimum 1 pole z obowiązkowych pól musi być obecne w obiekcie.</text:p>
      <text:p text:style-name="P49"/>
      <text:p text:style-name="P51">{</text:p>
      <text:p text:style-name="P52"><text:s text:c="2"/><text:span text:style-name="T20">"nickname": </text:span><text:span text:style-name="T21">"FilmLover99"</text:span><text:span text:style-name="T20">, // </text:span><text:span text:style-name="T27">optional</text:span></text:p>
      <text:p text:style-name="P52"><text:s text:c="2"/><text:span text:style-name="T20">"age": </text:span><text:span text:style-name="T21">24</text:span><text:span text:style-name="T20">, // </text:span><text:span text:style-name="T27">optional</text:span></text:p>
      <text:p text:style-name="P53"><text:s text:c="2"/><text:span text:style-name="T20">"preferredGenres</text:span><text:span text:style-name="T22">Identifiers</text:span><text:span text:style-name="T20">": [</text:span><text:span text:style-name="T23">1,10,21,37</text:span><text:span text:style-name="T20">], // </text:span><text:span text:style-name="T27">optional</text:span></text:p>
      <text:p text:style-name="P52"><text:s text:c="2"/><text:span text:style-name="T20">"password": </text:span><text:span text:style-name="T21">"Serduszko223" </text:span><text:span text:style-name="T28">// </text:span><text:span text:style-name="T29">optional</text:span></text:p>
      <text:p text:style-name="P54">}</text:p>
      <text:p text:style-name="P55"/>
      <text:p text:style-name="P55"/>
      <text:p text:style-name="P41">4.1.<text:span text:style-name="T30">4.</text:span> Żądanie rezerwacji płyty DVD <text:span text:style-name="T31">(/api/v1/rentals/dvd/{id}/request - </text:span><text:span text:style-name="T32">POST</text:span><text:span text:style-name="T31">)</text:span></text:p>
      <text:p text:style-name="P41"/>
      <text:p text:style-name="P56">{</text:p>
      <text:p text:style-name="P57"><text:s text:c="2"/><text:span text:style-name="T20">"rentalStart": </text:span><text:span text:style-name="T21">"2025-10-06T10:00:00Z"</text:span><text:span text:style-name="T20">,</text:span></text:p>
      <text:p text:style-name="P57"><text:s text:c="2"/><text:span text:style-name="T20">"rentalEnd": </text:span><text:span text:style-name="T21">"2025-10-13T10:00:00Z"</text:span><text:span text:style-name="T20">,</text:span></text:p>
      <text:p text:style-name="P57"><text:s text:c="2"/><text:span text:style-name="T20">"count" : </text:span><text:span text:style-name="T21">1</text:span></text:p>
      <text:p text:style-name="P58">}</text:p>
      <text:p text:style-name="P41"/>
      <text:p text:style-name="P41">4.1.<text:span text:style-name="T30">5</text:span>. Akceptacja żądania rezerwacji płyty DVD (administrator) <text:span text:style-name="T33">(/api/v1/admin/rentals/request/{id}/accept – </text:span><text:span text:style-name="T32">POST</text:span><text:span text:style-name="T33">)</text:span></text:p>
      <text:p text:style-name="P41"/>
      <text:p text:style-name="P59">Brak wymaganego obiektu JSON.</text:p>
      <text:p text:style-name="P41"/>
      <text:p text:style-name="P60">4.1.<text:span text:style-name="T30">6</text:span>. Odrzucenie żądania rezerwacji płyty DVD (administrator) <text:span text:style-name="T33">(/api/v1/admin/rentals/request/{id}/</text:span><text:span text:style-name="T34">decline – </text:span><text:span text:style-name="T32">POST</text:span><text:span text:style-name="T33">)</text:span></text:p>
      <text:p text:style-name="P60"/>
      <text:p text:style-name="P61">Brak wymaganego obiektu JSON.</text:p>
      <text:p text:style-name="P41"/>
      <text:p text:style-name="P62">4.1.<text:span text:style-name="T30">7</text:span>. Żą<text:span text:style-name="T35">danie zwrotu wypożyczonej płyty DVD </text:span><text:span text:style-name="T31">(/api/v1/rentals/{id}/</text:span><text:span text:style-name="T36">return-</text:span><text:span text:style-name="T31">request – </text:span><text:span text:style-name="T32">POST</text:span><text:span text:style-name="T31">)</text:span></text:p>
      <text:p text:style-name="P62"/>
      <text:p text:style-name="P63">Brak wymaganego obiektu JSON.</text:p>
      <text:p text:style-name="P41"/>
      <text:p text:style-name="P41"/>
      <text:p text:style-name="P64"><text:soft-page-break/>4.1.<text:span text:style-name="T30">8</text:span>. Akceptacja żądania zwrotu wypożyczonej płyty DVD (administrator) <text:span text:style-name="T36">(/api/v1/admin/rentals/return-request/{id}/accept – </text:span><text:span text:style-name="T32">POST</text:span><text:span text:style-name="T36">)</text:span></text:p>
      <text:p text:style-name="P64"/>
      <text:p text:style-name="P65">Brak wymaganego obiektu JSON.</text:p>
      <text:p text:style-name="P64"/>
      <text:p text:style-name="P66">4.1.<text:span text:style-name="T30">9</text:span>. Odrzucenie żądania zwrotu wypożyczonej płyty DVD (administrator) <text:span text:style-name="T36">(/api/v1/admin/rentals/return-request/{id}/</text:span><text:span text:style-name="T37">decline – </text:span><text:span text:style-name="T32">POST</text:span><text:span text:style-name="T36">)</text:span></text:p>
      <text:p text:style-name="P66"/>
      <text:p text:style-name="P67">Brak wymaganego obiektu JSON.</text:p>
      <text:p text:style-name="P67"/>
      <text:p text:style-name="P68">4.1.10. Pobieranie faktury/paragonu w formacie PDF <text:span text:style-name="T38">(/api/v1/receipt/{id} – </text:span><text:span text:style-name="T32">GET</text:span><text:span text:style-name="T38">)</text:span></text:p>
      <text:p text:style-name="P68"/>
      <text:p text:style-name="P69">Brak wymaganego obiektu JSON.</text:p>
      <text:p text:style-name="P69"/>
      <text:p text:style-name="P70">4.1.11. Dodanie nowej płyty DVD (/api/v1/dvd/<text:span text:style-name="T39">create – POST</text:span>)</text:p>
      <text:p text:style-name="P71"/>
      <text:p text:style-name="P72">Minimum 1 pole z obowiązkowych pól musi być obecne w obiekcie.</text:p>
      <text:p text:style-name="P71"/>
      <text:p text:style-name="P73">{</text:p>
      <text:p text:style-name="P74"><text:s text:c="2"/><text:span text:style-name="T20">"title": </text:span><text:span text:style-name="T21">"Matrix"</text:span><text:span text:style-name="T20">,</text:span></text:p>
      <text:p text:style-name="P74"><text:s text:c="2"/><text:span text:style-name="T20">"genres</text:span><text:span text:style-name="T40">Identifiers</text:span><text:span text:style-name="T20">": [</text:span><text:span text:style-name="T41">1,10</text:span><text:span text:style-name="T20">],</text:span></text:p>
      <text:p text:style-name="P74"><text:s text:c="2"/><text:span text:style-name="T20">"releaseYear": </text:span><text:span text:style-name="T21">1999</text:span><text:span text:style-name="T20">,</text:span></text:p>
      <text:p text:style-name="P74"><text:s text:c="2"/><text:span text:style-name="T20">"directors": [</text:span><text:span text:style-name="T21">"Lana Wachowski"</text:span><text:span text:style-name="T20">, </text:span><text:span text:style-name="T21">"Lilly Wachowski"</text:span><text:span text:style-name="T20">],</text:span></text:p>
      <text:p text:style-name="P74"><text:s text:c="2"/><text:span text:style-name="T20">"description": </text:span><text:span text:style-name="T21">"Neo odkrywa prawdę o rzeczywistości i staje do walki z systemem."</text:span><text:span text:style-name="T20">,</text:span></text:p>
      <text:p text:style-name="P74"><text:s text:c="2"/><text:span text:style-name="T20">"durationMinutes": </text:span><text:span text:style-name="T21">136</text:span><text:span text:style-name="T20">,</text:span></text:p>
      <text:p text:style-name="P74"><text:s text:c="2"/><text:span text:style-name="T20">"copiesAvailable": </text:span><text:span text:style-name="T21">5</text:span><text:span text:style-name="T20">,</text:span></text:p>
      <text:p text:style-name="P74"><text:s text:c="2"/><text:span text:style-name="T20">"rentalPricePerDay": </text:span><text:span text:style-name="T21">4.00</text:span><text:span text:style-name="T20">,</text:span></text:p>
      <text:p text:style-name="P74"><text:span text:style-name="T20">"posterImage": </text:span><text:span text:style-name="T21">"data:image/jpeg;base64,/9j/4AAQSkZJRgABAQEASABIAAD..."</text:span></text:p>
      <text:p text:style-name="P75">}</text:p>
      <text:p text:style-name="P71"/>
      <text:p text:style-name="P71"/>
      <text:p text:style-name="P71"/>
      <text:p text:style-name="P71"/>
      <text:p text:style-name="P76"><text:soft-page-break/>4.1.1<text:span text:style-name="T42">2</text:span>. Edycja wybranej płyty DVD (/api/v1/dvd/<text:span text:style-name="T43">{id}/</text:span>edit – PATCH)</text:p>
      <text:p text:style-name="P76"/>
      <text:p text:style-name="P77">{</text:p>
      <text:p text:style-name="P78"><text:s text:c="2"/><text:span text:style-name="T20">"title": </text:span><text:span text:style-name="T21">"Matrix"</text:span><text:span text:style-name="T20">,</text:span><text:span text:style-name="T44"> // </text:span><text:span text:style-name="T27">optional</text:span></text:p>
      <text:p text:style-name="P79"><text:s text:c="2"/><text:span text:style-name="T20">"genres</text:span><text:span text:style-name="T40">Identifiers</text:span><text:span text:style-name="T20">": [</text:span><text:span text:style-name="T41">1,10</text:span><text:span text:style-name="T20">],</text:span><text:span text:style-name="T44"> // </text:span><text:span text:style-name="T27">optional</text:span></text:p>
      <text:p text:style-name="P78"><text:s text:c="2"/><text:span text:style-name="T20">"releaseYear": </text:span><text:span text:style-name="T21">1999</text:span><text:span text:style-name="T20">,</text:span><text:span text:style-name="T44"> // </text:span><text:span text:style-name="T27">optional</text:span></text:p>
      <text:p text:style-name="P78"><text:s text:c="2"/><text:span text:style-name="T20">"directors": [</text:span><text:span text:style-name="T21">"Lana Wachowski"</text:span><text:span text:style-name="T20">, </text:span><text:span text:style-name="T21">"Lilly Wachowski"</text:span><text:span text:style-name="T20">],</text:span><text:span text:style-name="T44"> // </text:span><text:span text:style-name="T27">optional</text:span></text:p>
      <text:p text:style-name="P78"><text:s text:c="2"/><text:span text:style-name="T20">"description": </text:span><text:span text:style-name="T21">"Neo odkrywa prawdę o rzeczywistości i staje do walki z systemem."</text:span><text:span text:style-name="T20">,</text:span><text:span text:style-name="T44"> // </text:span><text:span text:style-name="T27">optional</text:span></text:p>
      <text:p text:style-name="P78"><text:s text:c="2"/><text:span text:style-name="T20">"durationMinutes": </text:span><text:span text:style-name="T21">136</text:span><text:span text:style-name="T20">,</text:span><text:span text:style-name="T44"> // </text:span><text:span text:style-name="T27">optional</text:span></text:p>
      <text:p text:style-name="P78"><text:s text:c="2"/><text:span text:style-name="T20">"copiesAvailable": </text:span><text:span text:style-name="T21">5</text:span><text:span text:style-name="T20">,</text:span><text:span text:style-name="T44"> // </text:span><text:span text:style-name="T27">optional</text:span></text:p>
      <text:p text:style-name="P78"><text:s text:c="2"/><text:span text:style-name="T20">"rentalPricePerDay": </text:span><text:span text:style-name="T21">4.00</text:span><text:span text:style-name="T20">,</text:span><text:span text:style-name="T44"> // </text:span><text:span text:style-name="T27">optional</text:span></text:p>
      <text:p text:style-name="P78"><text:span text:style-name="T20">"posterImage": </text:span><text:span text:style-name="T21">"data:image/jpeg;base64,/9j/4AAQSkZJRgABAQEASABIAAD..."</text:span><text:span text:style-name="T20">, </text:span><text:span text:style-name="T44"><text:s/>// </text:span><text:span text:style-name="T27">optional</text:span></text:p>
      <text:p text:style-name="P80">}</text:p>
      <text:p text:style-name="P80"/>
      <text:p text:style-name="P81">4.1.13. Dodanie nowego gatunku filmowego (/api/v1/genres/create – POST)</text:p>
      <text:p text:style-name="P81"/>
      <text:p text:style-name="P82">{</text:p>
      <text:p text:style-name="P83">"name": <text:span text:style-name="T45">"Sci-fi"</text:span></text:p>
      <text:p text:style-name="P83">}</text:p>
      <text:p text:style-name="P84"/>
      <text:p text:style-name="P85">4.1.1<text:span text:style-name="T46">4</text:span>. Usunięcie wybranego gatunku filmowego (/api/v1/genres/{id}/delete - DELETE)</text:p>
      <text:p text:style-name="P86"/>
      <text:p text:style-name="P86">Brak wymaganego obiektu JSON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40"><text:soft-page-break/>4.2. Odpowiedzi</text:p>
      <text:p text:style-name="P40"/>
      <text:p text:style-name="P87">4.2.1. Lista płyt DVD <text:span text:style-name="T47">(/api/v1/dvd – GET)</text:span></text:p>
      <text:p text:style-name="P88"/>
      <text:p text:style-name="P89">[</text:p>
      <text:p text:style-name="P90"><text:s text:c="2"/><text:span text:style-name="T48">{</text:span></text:p>
      <text:p text:style-name="P90"><text:s text:c="4"/><text:span text:style-name="T48">"id": </text:span><text:span text:style-name="T49">120</text:span><text:span text:style-name="T48">,</text:span></text:p>
      <text:p text:style-name="P90"><text:s text:c="4"/><text:span text:style-name="T48">"title": </text:span><text:span text:style-name="T49">"Incepcja"</text:span><text:span text:style-name="T48">,</text:span></text:p>
      <text:p text:style-name="P91"><text:s text:c="4"/><text:span text:style-name="T48">"genre</text:span><text:span text:style-name="T50">s</text:span><text:span text:style-name="T48">": </text:span><text:span text:style-name="T50">[</text:span><text:span text:style-name="T49">"Sci-Fi", "</text:span><text:span text:style-name="T51">Action</text:span><text:span text:style-name="T49">"</text:span><text:span text:style-name="T51">]</text:span><text:span text:style-name="T48">,</text:span></text:p>
      <text:p text:style-name="P90"><text:s text:c="4"/><text:span text:style-name="T48">"status”: "AVALAIBLE"</text:span></text:p>
      <text:p text:style-name="P90"><text:s text:c="2"/><text:span text:style-name="T48">},</text:span></text:p>
      <text:p text:style-name="P90"><text:s text:c="2"/><text:span text:style-name="T48">{</text:span></text:p>
      <text:p text:style-name="P90"><text:s text:c="4"/><text:span text:style-name="T48">"id": 124,</text:span></text:p>
      <text:p text:style-name="P90"><text:s text:c="4"/><text:span text:style-name="T48">"title": "Powrót do przyszłości",</text:span></text:p>
      <text:p text:style-name="P90"><text:s text:c="4"/><text:span text:style-name="T48">"genre</text:span><text:span text:style-name="T52">s</text:span><text:span text:style-name="T48">": </text:span><text:span text:style-name="T52">[</text:span><text:span text:style-name="T48">"Sci-Fi"</text:span><text:span text:style-name="T52">]</text:span><text:span text:style-name="T48">,</text:span></text:p>
      <text:p text:style-name="P90"><text:s text:c="4"/><text:span text:style-name="T48">"status”: </text:span><text:span text:style-name="T49">"AVALAIBLE"</text:span></text:p>
      <text:p text:style-name="P90"><text:s text:c="2"/><text:span text:style-name="T48">}</text:span></text:p>
      <text:p text:style-name="P92">]</text:p>
      <text:p text:style-name="P93"/>
      <text:p text:style-name="P87">4.2.2. Szczegóły wybranej płyty DVD <text:span text:style-name="T53">(/api/v1/dvd/{id} - GET)</text:span></text:p>
      <text:p text:style-name="P87"/>
      <text:p text:style-name="P89">{</text:p>
      <text:p text:style-name="P94"><text:s text:c="2"/><text:span text:style-name="T20">"id": </text:span><text:span text:style-name="T21">101</text:span><text:span text:style-name="T20">,</text:span></text:p>
      <text:p text:style-name="P94"><text:s text:c="2"/><text:span text:style-name="T20">"title": </text:span><text:span text:style-name="T21">"Matrix"</text:span><text:span text:style-name="T20">,</text:span></text:p>
      <text:p text:style-name="P95"><text:s text:c="2"/><text:span text:style-name="T20">"genre</text:span><text:span text:style-name="T54">s</text:span><text:span text:style-name="T20">": </text:span><text:span text:style-name="T54">[</text:span><text:span text:style-name="T21">"Sci-Fi", "</text:span><text:span text:style-name="T55">Action</text:span><text:span text:style-name="T21">"</text:span><text:span text:style-name="T55">]</text:span><text:span text:style-name="T20">,</text:span></text:p>
      <text:p text:style-name="P94"><text:s text:c="2"/><text:span text:style-name="T20">"releaseYear": </text:span><text:span text:style-name="T21">1999</text:span><text:span text:style-name="T20">,</text:span></text:p>
      <text:p text:style-name="P94"><text:s text:c="2"/><text:span text:style-name="T20">"director</text:span><text:span text:style-name="T56">s</text:span><text:span text:style-name="T20">": </text:span><text:span text:style-name="T21">"Lana Wachowski, Lilly Wachowski"</text:span><text:span text:style-name="T20">,</text:span></text:p>
      <text:p text:style-name="P94"><text:s text:c="2"/><text:span text:style-name="T20">"description": </text:span><text:span text:style-name="T21">"Neo odkrywa prawdę o rzeczywistości i staje do walki z systemem, który kontroluje ludzi."</text:span><text:span text:style-name="T20">,</text:span></text:p>
      <text:p text:style-name="P94"><text:s text:c="2"/><text:span text:style-name="T20">"durationMinutes": </text:span><text:span text:style-name="T21">136</text:span><text:span text:style-name="T20">,</text:span></text:p>
      <text:p text:style-name="P94"><text:s text:c="2"/><text:span text:style-name="T20">"available": </text:span><text:span text:style-name="T57">true</text:span><text:span text:style-name="T20">,</text:span></text:p>
      <text:p text:style-name="P94"><text:s text:c="2"/><text:span text:style-name="T20">"copiesAvailable": </text:span><text:span text:style-name="T21">5</text:span><text:span text:style-name="T20">,</text:span></text:p>
      <text:p text:style-name="P94"><text:s text:c="2"/><text:span text:style-name="T20">"rentalPricePerDay": </text:span><text:span text:style-name="T21">4.00</text:span><text:span text:style-name="T20">,</text:span></text:p>
      <text:p text:style-name="P94"><text:s text:c="2"/><text:span text:style-name="T20">"posterUrl": </text:span><text:span text:style-name="T21">"https://api.example.com/images/dvds/matrix.jpg"</text:span><text:span text:style-name="T20">,</text:span></text:p>
      <text:p text:style-name="P94"><text:soft-page-break/><text:s text:c="2"/><text:span text:style-name="T20">"addedAt": </text:span><text:span text:style-name="T21">"2025-09-01T14:00:00Z"</text:span></text:p>
      <text:p text:style-name="P92">}</text:p>
      <text:p text:style-name="P87"/>
      <text:p text:style-name="P87">4.2.3. Dane użytkownika <text:span text:style-name="T58">(/api/v1/user - GET)</text:span></text:p>
      <text:p text:style-name="P87"/>
      <text:p text:style-name="P89">{</text:p>
      <text:p text:style-name="P94"><text:s text:c="2"/><text:span text:style-name="T20">"nickname": </text:span><text:span text:style-name="T21">"FilmLover99"</text:span><text:span text:style-name="T20">,</text:span></text:p>
      <text:p text:style-name="P94"><text:s text:c="2"/><text:span text:style-name="T20">"age": </text:span><text:span text:style-name="T21">24</text:span><text:span text:style-name="T20">,</text:span></text:p>
      <text:p text:style-name="P94"><text:s text:c="2"/><text:span text:style-name="T20">"preferredGenres": [</text:span><text:span text:style-name="T21">"Komedia"</text:span><text:span text:style-name="T20">, </text:span><text:span text:style-name="T21">"Sci-Fi"</text:span><text:span text:style-name="T20">, </text:span><text:span text:style-name="T21">"Akcja"</text:span><text:span text:style-name="T20">],</text:span></text:p>
      <text:p text:style-name="P92">}</text:p>
      <text:p text:style-name="P87"/>
      <text:p text:style-name="P87">4.2.4. Lista historii wypożyczeń <text:span text:style-name="T59">(/api/v1/</text:span><text:span text:style-name="T60">rentals/history – GET)</text:span></text:p>
      <text:p text:style-name="P87"/>
      <text:p text:style-name="P96">[</text:p>
      <text:p text:style-name="P97"><text:s text:c="2"/><text:span text:style-name="T20">{</text:span></text:p>
      <text:p text:style-name="P97"><text:s text:c="4"/><text:span text:style-name="T20">"id": </text:span><text:span text:style-name="T21">501</text:span><text:span text:style-name="T20">,</text:span></text:p>
      <text:p text:style-name="P97"><text:s text:c="4"/><text:span text:style-name="T20">"dvdTitle": </text:span><text:span text:style-name="T21">"Matrix"</text:span><text:span text:style-name="T20">,</text:span></text:p>
      <text:p text:style-name="P97"><text:s text:c="4"/><text:span text:style-name="T20">"rentalStart": </text:span><text:span text:style-name="T21">"2025-09-01T10:00:00Z"</text:span><text:span text:style-name="T20">,</text:span></text:p>
      <text:p text:style-name="P97"><text:s text:c="4"/><text:span text:style-name="T20">"rentalEnd": </text:span><text:span text:style-name="T21">"2025-09-08T10:00:00Z"</text:span><text:span text:style-name="T20">,</text:span></text:p>
      <text:p text:style-name="P97"><text:s text:c="4"/><text:span text:style-name="T20">"returnDate": </text:span><text:span text:style-name="T21">"2025-09-17T09:59:00Z"</text:span><text:span text:style-name="T20">,</text:span></text:p>
      <text:p text:style-name="P97"><text:s text:c="4"/><text:span text:style-name="T20">"totalCost": </text:span><text:span text:style-name="T21">28.00</text:span><text:span text:style-name="T20">,</text:span></text:p>
      <text:p text:style-name="P97"><text:s text:c="4"/><text:span text:style-name="T20">"status": </text:span><text:span text:style-name="T21">"COMPLETED"</text:span></text:p>
      <text:p text:style-name="P97"><text:s text:c="2"/><text:span text:style-name="T20">},</text:span></text:p>
      <text:p text:style-name="P97"><text:s text:c="2"/><text:span text:style-name="T20">{</text:span></text:p>
      <text:p text:style-name="P97"><text:s text:c="4"/><text:span text:style-name="T20">"id": </text:span><text:span text:style-name="T21">502</text:span><text:span text:style-name="T20">,</text:span></text:p>
      <text:p text:style-name="P97"><text:s text:c="4"/><text:span text:style-name="T20">"dvdTitle": </text:span><text:span text:style-name="T21">"Interstellar"</text:span><text:span text:style-name="T20">,</text:span></text:p>
      <text:p text:style-name="P97"><text:s text:c="4"/><text:span text:style-name="T20">"rentalStart": </text:span><text:span text:style-name="T21">"2025-09-10T10:00:00Z"</text:span><text:span text:style-name="T20">,</text:span></text:p>
      <text:p text:style-name="P97"><text:s text:c="4"/><text:span text:style-name="T20">"rentalEnd": </text:span><text:span text:style-name="T21">"2025-09-17T10:00:00Z"</text:span><text:span text:style-name="T20">,</text:span></text:p>
      <text:p text:style-name="P97"><text:s text:c="4"/><text:span text:style-name="T20">"returnDate": </text:span><text:span text:style-name="T21">"2025-09-17T09:59:00Z"</text:span><text:span text:style-name="T20">,</text:span></text:p>
      <text:p text:style-name="P97"><text:s text:c="4"/><text:span text:style-name="T20">"totalCost": </text:span><text:span text:style-name="T21">35.00</text:span><text:span text:style-name="T20">,</text:span></text:p>
      <text:p text:style-name="P97"><text:s text:c="4"/><text:span text:style-name="T20">"status": </text:span><text:span text:style-name="T21">"COMPLETED"</text:span></text:p>
      <text:p text:style-name="P97"><text:s text:c="2"/><text:span text:style-name="T20">}</text:span></text:p>
      <text:p text:style-name="P98">]</text:p>
      <text:p text:style-name="P87"><text:soft-page-break/>4.2.5. <text:span text:style-name="T61">Lista aktywnych rezerwacji </text:span><text:span text:style-name="T62">(/api/v1/reservations - GET)</text:span></text:p>
      <text:p text:style-name="P87"/>
      <text:p text:style-name="P89">[</text:p>
      <text:p text:style-name="P94"><text:s text:c="2"/><text:span text:style-name="T20">{</text:span></text:p>
      <text:p text:style-name="P94"><text:s text:c="4"/><text:span text:style-name="T20">"id": </text:span><text:span text:style-name="T21">304</text:span><text:span text:style-name="T20">,</text:span></text:p>
      <text:p text:style-name="P94"><text:s text:c="4"/><text:span text:style-name="T20">"dvdId": </text:span><text:span text:style-name="T21">101</text:span><text:span text:style-name="T20">,</text:span></text:p>
      <text:p text:style-name="P94"><text:s text:c="4"/><text:span text:style-name="T20">"dvdTitle": </text:span><text:span text:style-name="T21">"Matrix"</text:span><text:span text:style-name="T20">,</text:span></text:p>
      <text:p text:style-name="P94"><text:s text:c="4"/><text:span text:style-name="T20">"rentalStart": </text:span><text:span text:style-name="T21">"2025-10-06T10:00:00Z"</text:span><text:span text:style-name="T20">,</text:span></text:p>
      <text:p text:style-name="P94"><text:s text:c="4"/><text:span text:style-name="T20">"rentalEnd": </text:span><text:span text:style-name="T21">"2025-10-13T10:00:00Z"</text:span><text:span text:style-name="T20">,</text:span></text:p>
      <text:p text:style-name="P94"><text:s text:c="4"/><text:span text:style-name="T20">"status": </text:span><text:span text:style-name="T21">"ACTIVE"</text:span><text:span text:style-name="T20">,</text:span></text:p>
      <text:p text:style-name="P94"><text:s text:c="4"/><text:span text:style-name="T20">"createdAt": </text:span><text:span text:style-name="T21">"2025-10-05T12:00:00Z"</text:span><text:span text:style-name="T20">,</text:span></text:p>
      <text:p text:style-name="P94"><text:s text:c="4"/><text:span text:style-name="T20">"approvedByAdmin": </text:span><text:span text:style-name="T57">true</text:span></text:p>
      <text:p text:style-name="P94"><text:s text:c="2"/><text:span text:style-name="T20">},</text:span></text:p>
      <text:p text:style-name="P94"><text:s text:c="2"/><text:span text:style-name="T20">{</text:span></text:p>
      <text:p text:style-name="P94"><text:s text:c="4"/><text:span text:style-name="T20">"id": </text:span><text:span text:style-name="T21">305</text:span><text:span text:style-name="T20">,</text:span></text:p>
      <text:p text:style-name="P94"><text:s text:c="4"/><text:span text:style-name="T20">"dvdId": </text:span><text:span text:style-name="T21">120</text:span><text:span text:style-name="T20">,</text:span></text:p>
      <text:p text:style-name="P94"><text:s text:c="4"/><text:span text:style-name="T20">"dvdTitle": </text:span><text:span text:style-name="T21">"Incepcja"</text:span><text:span text:style-name="T20">,</text:span></text:p>
      <text:p text:style-name="P94"><text:s text:c="4"/><text:span text:style-name="T20">"rentalStart": </text:span><text:span text:style-name="T21">"2025-10-09T09:00:00Z"</text:span><text:span text:style-name="T20">,</text:span></text:p>
      <text:p text:style-name="P94"><text:s text:c="4"/><text:span text:style-name="T20">"rentalEnd": </text:span><text:span text:style-name="T21">"2025-10-16T09:00:00Z"</text:span><text:span text:style-name="T20">,</text:span></text:p>
      <text:p text:style-name="P94"><text:s text:c="4"/><text:span text:style-name="T20">"status": </text:span><text:span text:style-name="T21">"ACTIVE"</text:span><text:span text:style-name="T20">,</text:span></text:p>
      <text:p text:style-name="P94"><text:s text:c="4"/><text:span text:style-name="T20">"createdAt": </text:span><text:span text:style-name="T21">"2025-10-08T15:20:00Z"</text:span><text:span text:style-name="T20">,</text:span></text:p>
      <text:p text:style-name="P94"><text:s text:c="4"/><text:span text:style-name="T20">"approvedByAdmin": </text:span><text:span text:style-name="T57">true</text:span></text:p>
      <text:p text:style-name="P94"><text:s text:c="2"/><text:span text:style-name="T20">}</text:span></text:p>
      <text:p text:style-name="P92">]</text:p>
      <text:p text:style-name="P87"/>
      <text:p text:style-name="P99">4.2.6. Lista rekomendacji wypożyczeń <text:span text:style-name="T63">(/api/v1/user/</text:span><text:span text:style-name="T64">rental/</text:span><text:span text:style-name="T63">recommendations - GET)</text:span></text:p>
      <text:p text:style-name="P99"/>
      <text:p text:style-name="P100">[</text:p>
      <text:p text:style-name="P101"><text:s text:c="2"/><text:span text:style-name="T20">{</text:span></text:p>
      <text:p text:style-name="P101"><text:s text:c="4"/><text:span text:style-name="T20">"id": </text:span><text:span text:style-name="T21">120</text:span><text:span text:style-name="T20">,</text:span></text:p>
      <text:p text:style-name="P101"><text:s text:c="4"/><text:span text:style-name="T20">"title": </text:span><text:span text:style-name="T21">"Incepcja"</text:span><text:span text:style-name="T20">,</text:span></text:p>
      <text:p text:style-name="P101"><text:s text:c="4"/><text:span text:style-name="T20">"genre</text:span><text:span text:style-name="T65">s</text:span><text:span text:style-name="T20">": </text:span><text:span text:style-name="T65">[</text:span><text:span text:style-name="T21">"Sci-Fi"</text:span><text:span text:style-name="T66">]</text:span><text:span text:style-name="T20">,</text:span></text:p>
      <text:p text:style-name="P101"><text:s text:c="4"/><text:span text:style-name="T20">"reason": </text:span><text:span text:style-name="T21">"Podobny gatunek do wcześniej wypożyczonych filmów"</text:span><text:span text:style-name="T20">,</text:span></text:p>
      <text:p text:style-name="P101"><text:soft-page-break/><text:s text:c="4"/><text:span text:style-name="T20">"status”: "AVALAIBLE"</text:span></text:p>
      <text:p text:style-name="P101"><text:s text:c="2"/><text:span text:style-name="T20">},</text:span></text:p>
      <text:p text:style-name="P101"><text:s text:c="2"/><text:span text:style-name="T20">{</text:span></text:p>
      <text:p text:style-name="P101"><text:s text:c="4"/><text:span text:style-name="T20">"id": 124,</text:span></text:p>
      <text:p text:style-name="P101"><text:s text:c="4"/><text:span text:style-name="T20">"title": "Powrót do przyszłości",</text:span></text:p>
      <text:p text:style-name="P101"><text:s text:c="4"/><text:span text:style-name="T20">"genre</text:span><text:span text:style-name="T65">s</text:span><text:span text:style-name="T20">": </text:span><text:span text:style-name="T65">[</text:span><text:span text:style-name="T20">"Sci-Fi"</text:span><text:span text:style-name="T65">]</text:span><text:span text:style-name="T20">,</text:span></text:p>
      <text:p text:style-name="P101"><text:s text:c="4"/><text:span text:style-name="T20">"reason": "Popularny wśród użytkowników w wieku 20–30 lat",</text:span></text:p>
      <text:p text:style-name="P101"><text:s text:c="4"/><text:span text:style-name="T20">"status”: </text:span><text:span text:style-name="T21">"AVALAIBLE"</text:span></text:p>
      <text:p text:style-name="P101"><text:s text:c="2"/><text:span text:style-name="T20">}</text:span></text:p>
      <text:p text:style-name="P102">]</text:p>
      <text:p text:style-name="P102"/>
      <text:p text:style-name="P103">4.2.7. Lista rachunków <text:span text:style-name="T67">(/api/v1/receipts – GET)</text:span></text:p>
      <text:p text:style-name="P103"/>
      <text:p text:style-name="P104">[</text:p>
      <text:p text:style-name="P105">{</text:p>
      <text:p text:style-name="P106"><text:s text:c="2"/><text:span text:style-name="T68">"invoiceId": </text:span><text:span text:style-name="T69">9001</text:span><text:span text:style-name="T68">,</text:span></text:p>
      <text:p text:style-name="P106"><text:s text:c="2"/><text:span text:style-name="T68">"rentalId": </text:span><text:span text:style-name="T69">304</text:span><text:span text:style-name="T68">,</text:span></text:p>
      <text:p text:style-name="P106"><text:s text:c="2"/><text:span text:style-name="T68">"userId": </text:span><text:span text:style-name="T69">12</text:span><text:span text:style-name="T68">,</text:span></text:p>
      <text:p text:style-name="P106"><text:s text:c="2"/><text:span text:style-name="T68">"userNickname": </text:span><text:span text:style-name="T69">"FilmLover99"</text:span><text:span text:style-name="T68">,</text:span></text:p>
      <text:p text:style-name="P106"><text:s text:c="2"/><text:span text:style-name="T68">"dvdTitle": </text:span><text:span text:style-name="T69">"Matrix"</text:span><text:span text:style-name="T68">,</text:span></text:p>
      <text:p text:style-name="P106"><text:s text:c="2"/><text:span text:style-name="T68">"rentalPeriodDays": </text:span><text:span text:style-name="T69">7</text:span><text:span text:style-name="T68">,</text:span></text:p>
      <text:p text:style-name="P106"><text:s text:c="2"/><text:span text:style-name="T68">"pricePerDay": </text:span><text:span text:style-name="T69">4.00</text:span><text:span text:style-name="T68">,</text:span></text:p>
      <text:p text:style-name="P106"><text:s text:c="2"/><text:span text:style-name="T68">"lateFee": </text:span><text:span text:style-name="T69">0.00</text:span><text:span text:style-name="T68">,</text:span></text:p>
      <text:p text:style-name="P106"><text:s text:c="2"/><text:span text:style-name="T68">"totalAmount": </text:span><text:span text:style-name="T69">28.00</text:span><text:span text:style-name="T68">,</text:span></text:p>
      <text:p text:style-name="P106"><text:s text:c="2"/><text:span text:style-name="T68">"generatedAt": </text:span><text:span text:style-name="T69">"2025-10-13T11:30:00Z"</text:span><text:span text:style-name="T68">,</text:span></text:p>
      <text:p text:style-name="P106"><text:s text:c="2"/><text:span text:style-name="T68">"pdfUrl": </text:span><text:span text:style-name="T69">"https://api.example.com/invoices/9001/download"</text:span></text:p>
      <text:p text:style-name="P107">}</text:p>
      <text:p text:style-name="P104">]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<text:soft-page-break/>4.2.8. Lista gatunków filmowych (/api/v1/genres – GET)</text:p>
      <text:p text:style-name="P109"/>
      <text:p text:style-name="P110">[</text:p>
      <text:p text:style-name="P111">{</text:p>
      <text:p text:style-name="P111">"id": <text:span text:style-name="T45">1</text:span>,</text:p>
      <text:p text:style-name="P111">"name": <text:span text:style-name="T45">"Sci-fi"</text:span></text:p>
      <text:p text:style-name="P111">},</text:p>
      <text:p text:style-name="P111">{</text:p>
      <text:p text:style-name="P111">"id": <text:span text:style-name="T45">2</text:span>,</text:p>
      <text:p text:style-name="P111">"name": <text:span text:style-name="T45">"Action"</text:span></text:p>
      <text:p text:style-name="P111">}</text:p>
      <text:p text:style-name="P111">]</text:p>
      <text:p text:style-name="P10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23:11:26.426351000</meta:creation-date>
    <dc:date>2025-10-11T22:29:27.558420000</dc:date>
    <meta:editing-duration>PT13H32M36S</meta:editing-duration>
    <meta:editing-cycles>164</meta:editing-cycles>
    <meta:generator>LibreOffice/25.2.3.2$MacOSX_AARCH64 LibreOffice_project/bbb074479178df812d175f709636b368952c2ce3</meta:generator>
    <meta:document-statistic meta:table-count="1" meta:image-count="0" meta:object-count="0" meta:page-count="12" meta:paragraph-count="304" meta:word-count="1106" meta:character-count="9899" meta:non-whitespace-character-count="8748"/>
  </office:meta>
</office:document-meta>
</file>